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ext_20_body">
      <style:text-properties officeooo:rsid="002780f6" officeooo:paragraph-rsid="002780f6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officeooo:rsid="0026e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ftware Architecture Selection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3">7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cide on the best architecture for AML’s new system, enabling seamless media search, borrowing, and returning while supporting an annual 10% growth in user base.</text:p>
          </table:table-cell>
          <table:table-cell table:style-name="Table2.A1" office:value-type="string">
            <text:p text:style-name="P2">Selected Option: Client-Server Architecture</text:p>
            <text:p text:style-name="P2"><text:s text:c="4"/>Aligns with AML’s goals for scalability, flexibility, and seamless functionality.</text:p>
            <text:p text:style-name="P2"><text:s text:c="4"/>Compatible with team expertise, ensuring efficient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Begin implementation with the Client-Server architecture.<text:line-break/><text:line-break/>Evaluate progress and confirm suitability during development phases.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14/10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44</meta:editing-cycles>
    <meta:creation-date>2024-09-26T17:23:00</meta:creation-date>
    <dc:date>2024-12-17T10:44:53.669437332</dc:date>
    <meta:editing-duration>PT17M17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86" meta:character-count="659" meta:non-whitespace-character-count="579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